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tter Chicken</text:p>
      <text:p text:style-name="Standard"/>
      <text:list xml:id="list3455854546104781319" text:style-name="L1">
        <text:list-item>
          <text:p text:style-name="P2">Next time, reduce how much butter there i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7-12T09:03:15.24</dc:date>
    <meta:editing-duration>PT26M49S</meta:editing-duration>
    <meta:editing-cycles>15</meta:editing-cycles>
    <meta:generator>OpenOffice/4.1.4$Win32 OpenOffice.org_project/414m5$Build-9788</meta:generator>
    <meta:document-statistic meta:table-count="0" meta:image-count="0" meta:object-count="0" meta:page-count="1" meta:paragraph-count="2" meta:word-count="11" meta:character-count="58"/>
  </office:meta>
</office:document-meta>
</file>